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25cm"/>
    </style:style>
    <style:style style:name="co2" style:family="table-column">
      <style:table-column-properties fo:break-before="auto" style:column-width="0.967cm"/>
    </style:style>
    <style:style style:name="co3" style:family="table-column">
      <style:table-column-properties fo:break-before="auto" style:column-width="1.60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direction="ltr" style:rotation-angle="45" style:rotation-align="none" style:shrink-to-fit="tru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de9a9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9cfb5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2cbf8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c8a390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 style:direction="ltr" style:rotation-angle="45" style:rotation-align="none" style:shrink-to-fit="true" style:vertical-align="middle"/>
      <style:paragraph-properties fo:text-align="center" fo:margin-left="0cm"/>
      <style:map style:condition="cell-content()=&quot;x&quot;" style:apply-style-name="x" style:base-cell-address="Sheet1.C1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x&quot;" style:apply-style-name="x" style:base-cell-address="Sheet1.C1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Q6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16" table:default-cell-style-name="ce10"/>
        <table:table-column table:style-name="co4" table:number-columns-repeated="26" table:default-cell-style-name="ce10"/>
        <table:table-column table:style-name="co4" table:number-columns-repeated="980" table:default-cell-style-name="ce8"/>
        <table:table-row table:style-name="ro1">
          <table:table-cell table:style-name="ce1" table:number-columns-repeated="2"/>
          <table:table-cell table:style-name="ce9" office:value-type="string" calcext:value-type="string">
            <text:p>Aller à</text:p>
          </table:table-cell>
          <table:table-cell table:style-name="ce9" office:value-type="string" calcext:value-type="string">
            <text:p>S’orienter</text:p>
          </table:table-cell>
          <table:table-cell table:style-name="ce9" office:value-type="string" calcext:value-type="string">
            <text:p>Avancer</text:p>
          </table:table-cell>
          <table:table-cell table:style-name="ce9" office:value-type="string" calcext:value-type="string">
            <text:p>Tourner</text:p>
          </table:table-cell>
          <table:table-cell table:style-name="ce9" office:value-type="string" calcext:value-type="string">
            <text:p>Ajouter à</text:p>
          </table:table-cell>
          <table:table-cell table:style-name="ce9" office:value-type="string" calcext:value-type="string">
            <text:p>Mettre à</text:p>
          </table:table-cell>
          <table:table-cell table:style-name="ce9" office:value-type="string" calcext:value-type="string">
            <text:p>Répéter</text:p>
          </table:table-cell>
          <table:table-cell table:style-name="ce9" office:value-type="string" calcext:value-type="string">
            <text:p>Répété</text:p>
            <text:p><text:span text:style-name="T1">(imbriqué)</text:span></text:p>
          </table:table-cell>
          <table:table-cell table:style-name="ce9" office:value-type="string" calcext:value-type="string">
            <text:p>Répété</text:p>
            <text:p><text:span text:style-name="T1">(à la suite)</text:span></text:p>
          </table:table-cell>
          <table:table-cell table:style-name="ce9" office:value-type="string" calcext:value-type="string">
            <text:p>Si</text:p>
          </table:table-cell>
          <table:table-cell table:style-name="ce9" office:value-type="string" calcext:value-type="string">
            <text:p>Sinon</text:p>
          </table:table-cell>
          <table:table-cell table:style-name="ce9" office:value-type="string" calcext:value-type="string">
            <text:p>Couleur</text:p>
            <text:p>Touchée</text:p>
          </table:table-cell>
          <table:table-cell table:style-name="ce9" office:value-type="string" calcext:value-type="string">
            <text:p>Stylo</text:p>
          </table:table-cell>
          <table:table-cell table:style-name="ce9" office:value-type="string" calcext:value-type="string">
            <text:p>x y</text:p>
          </table:table-cell>
          <table:table-cell table:style-name="ce9" office:value-type="string" calcext:value-type="string">
            <text:p>Ou / et</text:p>
          </table:table-cell>
          <table:table-cell table:style-name="ce9" table:number-columns-repeated="27"/>
          <table:table-cell table:style-name="ce1" table:number-columns-repeated="980"/>
        </table:table-row>
        <table:table-row table:style-name="ro2">
          <table:table-cell table:style-name="ce2" office:value-type="string" calcext:value-type="string">
            <text:p>Déplacements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éplacements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éplacements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éplacements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éplacement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éplacements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éplacements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éplacements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éplacements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éplacements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éplacements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éplacements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éplacements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éplacements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6"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éplacements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6"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éplacements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6"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éplacements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6"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éplacements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6"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éplacements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6"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éplacements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6"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épétition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Répétition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Répétitions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Répétitions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Répétitions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Répétitions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Répétitions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Répétitions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Répétitions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Répétitions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Répétitions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épétitions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épétitions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épétitions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épétitions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épétitions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Répétitions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Répétitions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Répétitions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Répétitions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7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Condition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Conditions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Conditions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Conditions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Conditions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Conditions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Conditions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Conditions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Conditions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Conditions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Conditions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Conditions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Conditions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Conditions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Conditions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Conditions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Conditions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Conditions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Conditions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Conditions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Répéter jusqu’à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Répéter jusqu’à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Répéter jusqu’à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Répéter jusqu’à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Répéter jusqu’à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Répéter jusqu’à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Répéter jusqu’à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Répéter jusqu’à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Répéter jusqu’à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Répéter jusqu’à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Répéter jusqu’à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Répéter jusqu’à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Répéter jusqu’à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Répéter jusqu’à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Répéter jusqu’à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Répéter jusqu’à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Répéter jusqu’à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Répéter jusqu’à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Répéter jusqu’à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Répéter jusqu’à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Variables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Variables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Variables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Variables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Variables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Variables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Variabl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Variables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Variables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Variables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Variables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Variables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Variables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Variables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Variables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Variables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Variables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Variables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Variables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Variable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Fonction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Fonction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Fonctions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Fonction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Fonctions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Fonctions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Fonctions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Fonctions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Fonctions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Fonctions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Fonctions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Fonctions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Fonctions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Fonctions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Fonctions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Fonctions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Fonctions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Fonctions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Fonctions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Fonctions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22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C1:Sheet1.AR1048576">
            <calcext:condition calcext:apply-style-name="x" calcext:value="=&quot;x&quot;" calcext:base-cell-address="Sheet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x" style:family="table-cell" style:parent-style-name="Default">
      <style:table-cell-properties fo:background-color="#b2b2b2" style:diagonal-bl-tr="none" style:diagonal-tl-br="none"/>
      <style:text-properties fo:color="#b2b2b2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 style:data-style-name="N2" text:time-value="18:34:57.1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1.2$Windows_X86_64 LibreOffice_project/4d224e95b98b138af42a64d84056446d09082932</meta:generator>
    <dc:date>2021-07-03T19:24:25.074000000</dc:date>
    <dc:creator>Mathieu Degrange</dc:creator>
    <meta:editing-duration>PT37M50S</meta:editing-duration>
    <meta:editing-cycles>9</meta:editing-cycles>
    <meta:document-statistic meta:table-count="1" meta:cell-count="627" meta:object-count="0"/>
  </office:meta>
</office:document-meta>
</file>